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language="de" fo:country="DE" style:font-size-asian="10.5pt" style:font-size-complex="12pt"/>
    </style:style>
    <style:style style:name="P2" style:family="paragraph" style:parent-style-name="Standard" style:list-style-name="L1">
      <style:text-properties fo:font-size="12pt" fo:language="de" fo:country="DE" officeooo:rsid="001047ba" officeooo:paragraph-rsid="001047ba" style:font-size-asian="10.5pt" style:font-size-complex="12pt"/>
    </style:style>
    <style:style style:name="P3" style:family="paragraph" style:parent-style-name="Standard">
      <style:text-properties fo:font-size="12pt" fo:language="de" fo:country="DE" officeooo:rsid="001047ba" officeooo:paragraph-rsid="001047ba" style:font-size-asian="10.5pt" style:font-size-complex="12pt"/>
    </style:style>
    <style:style style:name="P4" style:family="paragraph" style:parent-style-name="Standard">
      <style:text-properties fo:font-size="12pt" fo:language="de" fo:country="DE" officeooo:rsid="000ec9e6" officeooo:paragraph-rsid="000ec9e6" style:font-size-asian="10.5pt" style:font-size-complex="12pt"/>
    </style:style>
    <style:style style:name="P5" style:family="paragraph" style:parent-style-name="Standard">
      <style:text-properties fo:font-size="12pt" fo:language="de" fo:country="DE" officeooo:rsid="001100a7" officeooo:paragraph-rsid="001100a7" style:font-size-asian="10.5pt" style:font-size-complex="12pt"/>
    </style:style>
    <style:style style:name="P6" style:family="paragraph" style:parent-style-name="Standard" style:list-style-name="L1">
      <style:text-properties fo:font-size="12pt" fo:language="de" fo:country="DE" officeooo:rsid="001100a7" officeooo:paragraph-rsid="001100a7" style:font-size-asian="10.5pt" style:font-size-complex="12pt"/>
    </style:style>
    <style:style style:name="P7" style:family="paragraph" style:parent-style-name="Standard">
      <style:paragraph-properties fo:text-align="center" style:justify-single-word="false"/>
      <style:text-properties fo:font-size="18pt" fo:language="de" fo:country="DE" officeooo:rsid="000ec9e6" officeooo:paragraph-rsid="000ec9e6" style:font-size-asian="15.75pt" style:font-size-complex="18pt"/>
    </style:style>
    <style:style style:name="P8" style:family="paragraph" style:parent-style-name="Standard">
      <style:text-properties fo:font-size="14pt" fo:language="de" fo:country="DE" officeooo:rsid="000ec9e6" officeooo:paragraph-rsid="000ec9e6" style:font-size-asian="14pt" style:font-size-complex="14pt"/>
    </style:style>
    <style:style style:name="P9" style:family="paragraph" style:parent-style-name="Standard">
      <style:text-properties fo:font-size="14pt" fo:language="de" fo:country="DE" officeooo:rsid="000ec9e6" officeooo:paragraph-rsid="000eea8d" style:font-size-asian="14pt" style:font-size-complex="14pt"/>
    </style:style>
    <style:style style:name="P10" style:family="paragraph" style:parent-style-name="Standard" style:list-style-name="L2">
      <style:text-properties officeooo:paragraph-rsid="001047ba"/>
    </style:style>
    <style:style style:name="P11" style:family="paragraph" style:parent-style-name="Standard" style:list-style-name="L2">
      <style:text-properties officeooo:rsid="001100a7" officeooo:paragraph-rsid="001100a7"/>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ea8d"/>
    </style:style>
    <style:style style:name="T3" style:family="text">
      <style:text-properties fo:font-size="12pt" fo:language="de" fo:country="DE" style:font-size-asian="10.5pt" style:font-size-complex="12pt"/>
    </style:style>
    <style:style style:name="T4" style:family="text">
      <style:text-properties fo:font-size="12pt" fo:language="de" fo:country="DE" officeooo:rsid="001047ba" style:font-size-asian="10.5pt" style:font-size-complex="12pt"/>
    </style:style>
    <style:style style:name="T5" style:family="text">
      <style:text-properties fo:font-size="12pt" fo:language="de" fo:country="DE" officeooo:rsid="001100a7"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uthentifizierungsservice für ShareIt</text:p>
      <text:p text:style-name="P1"/>
      <text:p text:style-name="P1"/>
      <text:p text:style-name="P8"><text:bookmark-start text:name="__DdeLink__0_2058026038"/>1. <text:span text:style-name="T1">Motivation</text:span><text:bookmark-end text:name="__DdeLink__0_2058026038"/></text:p>
      <text:p text:style-name="P4"/>
      <text:p text:style-name="P4">Die in der letzten Aufgabe erstellte Platform für das Teilen von Medien ist bisher sämtlichen Gefahren des Internets ausgeliefert (Trolle usw.). Deshalb benötigen wir ein Authentifizierungssystem um unsere Bücher und Discs vor den bösen Jungs zu schützen.</text:p>
      <text:p text:style-name="P4"/>
      <text:p text:style-name="P4"/>
      <text:p text:style-name="P9">1. <text:span text:style-name="T2">System: OAuth 2</text:span></text:p>
      <text:p text:style-name="P4"/>
      <text:p text:style-name="P3">Um zu verhindern, dass bei jeder Anfrage an den ShareIt Service oder andere Services ein neuer Authentifzierungsprozess angestoßen wird, arbeitet man mit einem Token, dass einen Client berechtigt auf den Service zuzugreifen.</text:p>
      <text:p text:style-name="P3"/>
      <text:p text:style-name="P3">Folgende Services werden für den Vorgang benötigt:</text:p>
      <text:list xml:id="list4618659452323896698" text:style-name="L1">
        <text:list-item>
          <text:p text:style-name="P2">Authentifizerungsservice</text:p>
        </text:list-item>
        <text:list-item>
          <text:p text:style-name="P6">Ressourcenservice </text:p>
        </text:list-item>
      </text:list>
      <text:p text:style-name="P3"/>
      <text:p text:style-name="P3">Hier ein Ablauf des Authentifizierungsvorgangs:</text:p>
      <text:p text:style-name="P3"/>
      <text:list xml:id="list1597806150560684725" text:style-name="L2">
        <text:list-item>
          <text:p text:style-name="P10"><text:span text:style-name="T4">Der Client schickt einen Request an </text:span><text:span text:style-name="T5">Authenfizierungsservice mit Nutzername + Passwort.</text:span></text:p>
        </text:list-item>
        <text:list-item>
          <text:p text:style-name="P11"><text:span text:style-name="T3">Der Server antwortet:</text:span></text:p>
          <text:list>
            <text:list-item>
              <text:p text:style-name="P11"><text:span text:style-name="T3">Erfolgreich: Server sendet das Token.</text:span></text:p>
            </text:list-item>
            <text:list-item>
              <text:p text:style-name="P11"><text:span text:style-name="T3">Fehler: Server sendet Fehlermeldung und kein Token.</text:span></text:p>
            </text:list-item>
          </text:list>
        </text:list-item>
        <text:list-item>
          <text:p text:style-name="P11"><text:span text:style-name="T3">Der Client kann nun mit dem Token auf den Ressourcenservice zugreifen, indem er das Token bei jeder Anfrage mitsendet.</text:span></text:p>
        </text:list-item>
        <text:list-item>
          <text:p text:style-name="P11"><text:span text:style-name="T3">Erhält der Ressourcenservice eine Anfrage mit Token, muss er dieses überprüfen. Hierfür schickt er eine Anfrage an den Authentifzierungsservice, welcher das Token verifziert.</text:span></text:p>
        </text:list-item>
        <text:list-item>
          <text:p text:style-name="P11"><text:span text:style-name="T3">Der Authentifzierungsservice antwortet:</text:span></text:p>
          <text:list>
            <text:list-item>
              <text:p text:style-name="P11"><text:span text:style-name="T3">Erfolgreich: Token ist gültig.</text:span></text:p>
            </text:list-item>
            <text:list-item>
              <text:p text:style-name="P11"><text:span text:style-name="T3">Fehler: Token ist ungültig.</text:span></text:p>
            </text:list-item>
          </text:list>
        </text:list-item>
        <text:list-item>
          <text:p text:style-name="P11"><text:span text:style-name="T3">Der Ressourcenserver erhält die Antwort und schickt eine Antwort an den Client:</text:span></text:p>
          <text:list>
            <text:list-item>
              <text:p text:style-name="P11"><text:span text:style-name="T3">Token gültig: Anfrage vom Client wird beantwortet.</text:span></text:p>
            </text:list-item>
            <text:list-item>
              <text:p text:style-name="P11"><text:span text:style-name="T3">Token ungültig: Anfrage vom Client wird nicht beantwortet.</text:span></text:p>
            </text:list-item>
          </text:list>
        </text:list-item>
        <text:list-item>
          <text:p text:style-name="P11"><text:span text:style-name="T3">Done Client is happy.</text:spa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13:04:27.699433188</meta:creation-date>
    <dc:date>2017-05-12T13:47:18.766709401</dc:date>
    <meta:editing-duration>PT59S</meta:editing-duration>
    <meta:editing-cycles>1</meta:editing-cycles>
    <meta:document-statistic meta:table-count="0" meta:image-count="0" meta:object-count="0" meta:page-count="1" meta:paragraph-count="22" meta:word-count="217" meta:character-count="1505" meta:non-whitespace-character-count="1324"/>
    <meta:generator>LibreOffice/5.1.6.2$Linux_X86_64 LibreOffice_project/10m0$Build-2</meta:generator>
  </office:meta>
</office:document-meta>
</file>